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ARCIA PAREDES, EVELIN XIOMA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634926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90721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RCIA PAREDES, EVELIN XIOMAR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34926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637809</text:p>
          </table:table-cell>
          <table:table-cell table:style-name="Tabla2.D3" office:value-type="string">
            <text:p text:style-name="P17">3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32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